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ojo" table:style-name="ta1">
        <table:shapes>
          <draw:frame draw:z-index="0" draw:style-name="gr1" draw:text-style-name="P1" svg:width="6.302in" svg:height="3.5335in" svg:x="3.5327in" svg:y="0.8886in">
            <draw:object draw:notify-on-update-of-ranges="rojo.A2:rojo.A20 rojo.B2:rojo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2in" svg:height="3.5335in" svg:x="9.0484in" svg:y="0.7555in">
            <draw:object draw:notify-on-update-of-ranges="rojo.B2:rojo.B19 rojo.C2:rojo.C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_S</text:p>
          </table:table-cell>
          <table:table-cell office:value-type="string" calcext:value-type="string">
            <text:p>V_D</text:p>
          </table:table-cell>
          <table:table-cell office:value-type="string" calcext:value-type="string">
            <text:p>I_D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78" calcext:value-type="float">
            <text:p>0.278</text:p>
          </table:table-cell>
          <table:table-cell table:formula="of:=([.A2]-[.B2])/[.$F$4]" office:value-type="float" office:value="-0.00078" calcext:value-type="float">
            <text:p>-0.00078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42" calcext:value-type="float">
            <text:p>0.442</text:p>
          </table:table-cell>
          <table:table-cell table:formula="of:=([.A3]-[.B3])/[.$F$4]" office:value-type="float" office:value="-0.00042" calcext:value-type="float">
            <text:p>-0.00042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74" calcext:value-type="float">
            <text:p>0.674</text:p>
          </table:table-cell>
          <table:table-cell table:formula="of:=([.A4]-[.B4])/[.$F$4]" office:value-type="float" office:value="-0.00074" calcext:value-type="float">
            <text:p>-0.00074</text:p>
          </table:table-cell>
          <table:table-cell/>
          <table:table-cell office:value-type="string" calcext:value-type="string">
            <text:p>R_D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862" calcext:value-type="float">
            <text:p>0.862</text:p>
          </table:table-cell>
          <table:table-cell table:formula="of:=([.A5]-[.B5])/[.$F$4]" office:value-type="float" office:value="-0.00062" calcext:value-type="float">
            <text:p>-0.0006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12" calcext:value-type="float">
            <text:p>1.012</text:p>
          </table:table-cell>
          <table:table-cell table:formula="of:=([.A6]-[.B6])/[.$F$4]" office:value-type="float" office:value="-0.00012" calcext:value-type="float">
            <text:p>-0.00012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26" calcext:value-type="float">
            <text:p>1.26</text:p>
          </table:table-cell>
          <table:table-cell table:formula="of:=([.A7]-[.B7])/[.$F$4]" office:value-type="float" office:value="-0.000600000000000001" calcext:value-type="float">
            <text:p>-0.000600000000000001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44" calcext:value-type="float">
            <text:p>1.44</text:p>
          </table:table-cell>
          <table:table-cell table:formula="of:=([.A8]-[.B8])/[.$F$4]" office:value-type="float" office:value="-0.000399999999999998" calcext:value-type="float">
            <text:p>-0.000399999999999998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635" calcext:value-type="float">
            <text:p>1.635</text:p>
          </table:table-cell>
          <table:table-cell table:formula="of:=([.A9]-[.B9])/[.$F$4]" office:value-type="float" office:value="-0.000349999999999999" calcext:value-type="float">
            <text:p>-0.000349999999999999</text:p>
          </table:table-cell>
          <table:table-cell table:number-columns-repeated="3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78" calcext:value-type="float">
            <text:p>1.78</text:p>
          </table:table-cell>
          <table:table-cell table:formula="of:=([.A10]-[.B10])/[.$F$4]" office:value-type="float" office:value="0.0002" calcext:value-type="float">
            <text:p>0.00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61" calcext:value-type="float">
            <text:p>1.861</text:p>
          </table:table-cell>
          <table:table-cell table:formula="of:=([.A11]-[.B11])/[.$F$4]" office:value-type="float" office:value="0.00139" calcext:value-type="float">
            <text:p>0.00139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895" calcext:value-type="float">
            <text:p>1.895</text:p>
          </table:table-cell>
          <table:table-cell table:formula="of:=([.A12]-[.B12])/[.$F$4]" office:value-type="float" office:value="0.00305" calcext:value-type="float">
            <text:p>0.00305</text:p>
          </table:table-cell>
          <table:table-cell table:number-columns-repeated="3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.921" calcext:value-type="float">
            <text:p>1.921</text:p>
          </table:table-cell>
          <table:table-cell table:formula="of:=([.A13]-[.B13])/[.$F$4]" office:value-type="float" office:value="0.00479" calcext:value-type="float">
            <text:p>0.00479</text:p>
          </table:table-cell>
          <table:table-cell table:number-columns-repeated="3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.95" calcext:value-type="float">
            <text:p>1.95</text:p>
          </table:table-cell>
          <table:table-cell table:formula="of:=([.A14]-[.B14])/[.$F$4]" office:value-type="float" office:value="0.00650000000000001" calcext:value-type="float">
            <text:p>0.00650000000000001</text:p>
          </table:table-cell>
          <table:table-cell table:number-columns-repeated="3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.974" calcext:value-type="float">
            <text:p>1.974</text:p>
          </table:table-cell>
          <table:table-cell table:formula="of:=([.A15]-[.B15])/[.$F$4]" office:value-type="float" office:value="0.00826" calcext:value-type="float">
            <text:p>0.0082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9" calcext:value-type="float">
            <text:p>1.99</text:p>
          </table:table-cell>
          <table:table-cell table:formula="of:=([.A16]-[.B16])/[.$F$4]" office:value-type="float" office:value="0.0101" calcext:value-type="float">
            <text:p>0.0101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.002" calcext:value-type="float">
            <text:p>2.002</text:p>
          </table:table-cell>
          <table:table-cell table:formula="of:=([.A17]-[.B17])/[.$F$4]" office:value-type="float" office:value="0.01198" calcext:value-type="float">
            <text:p>0.01198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028" calcext:value-type="float">
            <text:p>2.028</text:p>
          </table:table-cell>
          <table:table-cell table:formula="of:=([.A18]-[.B18])/[.$F$4]" office:value-type="float" office:value="0.01472" calcext:value-type="float">
            <text:p>0.0147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047" calcext:value-type="float">
            <text:p>2.047</text:p>
          </table:table-cell>
          <table:table-cell table:formula="of:=([.A19]-[.B19])/[.$F$4]" office:value-type="float" office:value="0.01953" calcext:value-type="float">
            <text:p>0.01953</text:p>
          </table:table-cell>
          <table:table-cell table:number-columns-repeated="3"/>
        </table:table-row>
      </table:table>
      <table:table table:name="verde" table:style-name="ta1">
        <table:shapes>
          <draw:frame draw:z-index="0" draw:style-name="gr1" draw:text-style-name="P1" svg:width="6.302in" svg:height="3.5335in" svg:x="3.4874in" svg:y="0.989in">
            <draw:object draw:notify-on-update-of-ranges="verde.B2:verde.B19 verde.C2:verde.C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_S</text:p>
          </table:table-cell>
          <table:table-cell office:value-type="string" calcext:value-type="string">
            <text:p>V_D</text:p>
          </table:table-cell>
          <table:table-cell office:value-type="string" calcext:value-type="string">
            <text:p>I_D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91" calcext:value-type="float">
            <text:p>0.291</text:p>
          </table:table-cell>
          <table:table-cell table:formula="of:=([.A2]-[.B2])/[.$F$4]" office:value-type="float" office:value="-0.00091" calcext:value-type="float">
            <text:p>-0.00091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45" calcext:value-type="float">
            <text:p>0.445</text:p>
          </table:table-cell>
          <table:table-cell table:formula="of:=([.A3]-[.B3])/[.$F$4]" office:value-type="float" office:value="-0.00045" calcext:value-type="float">
            <text:p>-0.00045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83" calcext:value-type="float">
            <text:p>0.683</text:p>
          </table:table-cell>
          <table:table-cell table:formula="of:=([.A4]-[.B4])/[.$F$4]" office:value-type="float" office:value="-0.00083" calcext:value-type="float">
            <text:p>-0.00083</text:p>
          </table:table-cell>
          <table:table-cell/>
          <table:table-cell office:value-type="string" calcext:value-type="string">
            <text:p>R_D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02" calcext:value-type="float">
            <text:p>0.902</text:p>
          </table:table-cell>
          <table:table-cell table:formula="of:=([.A5]-[.B5])/[.$F$4]" office:value-type="float" office:value="-0.00102" calcext:value-type="float">
            <text:p>-0.0010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18" calcext:value-type="float">
            <text:p>1.018</text:p>
          </table:table-cell>
          <table:table-cell table:formula="of:=([.A6]-[.B6])/[.$F$4]" office:value-type="float" office:value="-0.00018" calcext:value-type="float">
            <text:p>-0.00018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25" calcext:value-type="float">
            <text:p>1.25</text:p>
          </table:table-cell>
          <table:table-cell table:formula="of:=([.A7]-[.B7])/[.$F$4]" office:value-type="float" office:value="-0.0005" calcext:value-type="float">
            <text:p>-0.0005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445" calcext:value-type="float">
            <text:p>1.445</text:p>
          </table:table-cell>
          <table:table-cell table:formula="of:=([.A8]-[.B8])/[.$F$4]" office:value-type="float" office:value="-0.000449999999999999" calcext:value-type="float">
            <text:p>-0.000449999999999999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table:formula="of:=([.A9]-[.B9])/[.$F$4]" office:value-type="float" office:value="-0.000999999999999999" calcext:value-type="float">
            <text:p>-0.000999999999999999</text:p>
          </table:table-cell>
          <table:table-cell table:number-columns-repeated="3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864" calcext:value-type="float">
            <text:p>1.864</text:p>
          </table:table-cell>
          <table:table-cell table:formula="of:=([.A10]-[.B10])/[.$F$4]" office:value-type="float" office:value="-0.000640000000000001" calcext:value-type="float">
            <text:p>-0.00064000000000000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53" calcext:value-type="float">
            <text:p>2.053</text:p>
          </table:table-cell>
          <table:table-cell table:formula="of:=([.A11]-[.B11])/[.$F$4]" office:value-type="float" office:value="-0.000529999999999999" calcext:value-type="float">
            <text:p>-0.000529999999999999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212" calcext:value-type="float">
            <text:p>2.212</text:p>
          </table:table-cell>
          <table:table-cell table:formula="of:=([.A12]-[.B12])/[.$F$4]" office:value-type="float" office:value="-0.00012" calcext:value-type="float">
            <text:p>-0.00012</text:p>
          </table:table-cell>
          <table:table-cell table:number-columns-repeated="3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.356" calcext:value-type="float">
            <text:p>2.356</text:p>
          </table:table-cell>
          <table:table-cell table:formula="of:=([.A13]-[.B13])/[.$F$4]" office:value-type="float" office:value="0.000440000000000005" calcext:value-type="float">
            <text:p>0.000440000000000005</text:p>
          </table:table-cell>
          <table:table-cell table:number-columns-repeated="3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.507" calcext:value-type="float">
            <text:p>2.507</text:p>
          </table:table-cell>
          <table:table-cell table:formula="of:=([.A14]-[.B14])/[.$F$4]" office:value-type="float" office:value="0.000930000000000004" calcext:value-type="float">
            <text:p>0.000930000000000004</text:p>
          </table:table-cell>
          <table:table-cell table:number-columns-repeated="3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.568" calcext:value-type="float">
            <text:p>2.568</text:p>
          </table:table-cell>
          <table:table-cell table:formula="of:=([.A15]-[.B15])/[.$F$4]" office:value-type="float" office:value="0.00232" calcext:value-type="float">
            <text:p>0.0023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48" calcext:value-type="float">
            <text:p>2.648</text:p>
          </table:table-cell>
          <table:table-cell table:formula="of:=([.A16]-[.B16])/[.$F$4]" office:value-type="float" office:value="0.00352" calcext:value-type="float">
            <text:p>0.00352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87" calcext:value-type="float">
            <text:p>2.87</text:p>
          </table:table-cell>
          <table:table-cell table:formula="of:=([.A17]-[.B17])/[.$F$4]" office:value-type="float" office:value="0.0063" calcext:value-type="float">
            <text:p>0.006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A18]-[.B18])/[.$F$4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.161" calcext:value-type="float">
            <text:p>3.161</text:p>
          </table:table-cell>
          <table:table-cell table:formula="of:=([.A19]-[.B19])/[.$F$4]" office:value-type="float" office:value="0.01339" calcext:value-type="float">
            <text:p>0.0133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</table:table>
      <table:table table:name="azul" table:style-name="ta1">
        <table:shapes>
          <draw:frame draw:z-index="0" draw:style-name="gr1" draw:text-style-name="P1" svg:width="6.302in" svg:height="3.5335in" svg:x="4.7976in" svg:y="0.289in">
            <draw:object draw:notify-on-update-of-ranges="azul.B2:azul.B19 azul.C2:azul.C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_S</text:p>
          </table:table-cell>
          <table:table-cell office:value-type="string" calcext:value-type="string">
            <text:p>V_D</text:p>
          </table:table-cell>
          <table:table-cell office:value-type="string" calcext:value-type="string">
            <text:p>I_D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11" calcext:value-type="float">
            <text:p>0.211</text:p>
          </table:table-cell>
          <table:table-cell table:formula="of:=([.A2]-[.B2])/[.$F$4]" office:value-type="float" office:value="-0.00011" calcext:value-type="float">
            <text:p>-0.00011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61" calcext:value-type="float">
            <text:p>0.361</text:p>
          </table:table-cell>
          <table:table-cell table:formula="of:=([.A3]-[.B3])/[.$F$4]" office:value-type="float" office:value="0.00039" calcext:value-type="float">
            <text:p>0.00039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68" calcext:value-type="float">
            <text:p>0.668</text:p>
          </table:table-cell>
          <table:table-cell table:formula="of:=([.A4]-[.B4])/[.$F$4]" office:value-type="float" office:value="-0.00068" calcext:value-type="float">
            <text:p>-0.00068</text:p>
          </table:table-cell>
          <table:table-cell/>
          <table:table-cell office:value-type="string" calcext:value-type="string">
            <text:p>R_D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875" calcext:value-type="float">
            <text:p>0.875</text:p>
          </table:table-cell>
          <table:table-cell table:formula="of:=([.A5]-[.B5])/[.$F$4]" office:value-type="float" office:value="-0.00075" calcext:value-type="float">
            <text:p>-0.0007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51" calcext:value-type="float">
            <text:p>1.051</text:p>
          </table:table-cell>
          <table:table-cell table:formula="of:=([.A6]-[.B6])/[.$F$4]" office:value-type="float" office:value="-0.000509999999999999" calcext:value-type="float">
            <text:p>-0.000509999999999999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242" calcext:value-type="float">
            <text:p>1.242</text:p>
          </table:table-cell>
          <table:table-cell table:formula="of:=([.A7]-[.B7])/[.$F$4]" office:value-type="float" office:value="-0.00042" calcext:value-type="float">
            <text:p>-0.00042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42" calcext:value-type="float">
            <text:p>1.42</text:p>
          </table:table-cell>
          <table:table-cell table:formula="of:=([.A8]-[.B8])/[.$F$4]" office:value-type="float" office:value="-0.000199999999999998" calcext:value-type="float">
            <text:p>-0.000199999999999998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672" calcext:value-type="float">
            <text:p>1.672</text:p>
          </table:table-cell>
          <table:table-cell table:formula="of:=([.A9]-[.B9])/[.$F$4]" office:value-type="float" office:value="-0.000719999999999998" calcext:value-type="float">
            <text:p>-0.000719999999999998</text:p>
          </table:table-cell>
          <table:table-cell table:number-columns-repeated="3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82" calcext:value-type="float">
            <text:p>1.82</text:p>
          </table:table-cell>
          <table:table-cell table:formula="of:=([.A10]-[.B10])/[.$F$4]" office:value-type="float" office:value="-0.0002" calcext:value-type="float">
            <text:p>-0.00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27" calcext:value-type="float">
            <text:p>2.027</text:p>
          </table:table-cell>
          <table:table-cell table:formula="of:=([.A11]-[.B11])/[.$F$4]" office:value-type="float" office:value="-0.000270000000000001" calcext:value-type="float">
            <text:p>-0.000270000000000001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235" calcext:value-type="float">
            <text:p>2.235</text:p>
          </table:table-cell>
          <table:table-cell table:formula="of:=([.A12]-[.B12])/[.$F$4]" office:value-type="float" office:value="-0.000349999999999997" calcext:value-type="float">
            <text:p>-0.000349999999999997</text:p>
          </table:table-cell>
          <table:table-cell table:number-columns-repeated="3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.405" calcext:value-type="float">
            <text:p>2.405</text:p>
          </table:table-cell>
          <table:table-cell table:formula="of:=([.A13]-[.B13])/[.$F$4]" office:value-type="float" office:value="-0.0000499999999999945" calcext:value-type="float">
            <text:p>-4.99999999999945E-05</text:p>
          </table:table-cell>
          <table:table-cell table:number-columns-repeated="3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.572" calcext:value-type="float">
            <text:p>2.572</text:p>
          </table:table-cell>
          <table:table-cell table:formula="of:=([.A14]-[.B14])/[.$F$4]" office:value-type="float" office:value="0.000280000000000005" calcext:value-type="float">
            <text:p>0.000280000000000005</text:p>
          </table:table-cell>
          <table:table-cell table:number-columns-repeated="3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.632" calcext:value-type="float">
            <text:p>2.632</text:p>
          </table:table-cell>
          <table:table-cell table:formula="of:=([.A15]-[.B15])/[.$F$4]" office:value-type="float" office:value="0.00168" calcext:value-type="float">
            <text:p>0.0016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63" calcext:value-type="float">
            <text:p>2.663</text:p>
          </table:table-cell>
          <table:table-cell table:formula="of:=([.A16]-[.B16])/[.$F$4]" office:value-type="float" office:value="0.00337000000000001" calcext:value-type="float">
            <text:p>0.00337000000000001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784" calcext:value-type="float">
            <text:p>2.784</text:p>
          </table:table-cell>
          <table:table-cell table:formula="of:=([.A17]-[.B17])/[.$F$4]" office:value-type="float" office:value="0.00716" calcext:value-type="float">
            <text:p>0.0071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864" calcext:value-type="float">
            <text:p>2.864</text:p>
          </table:table-cell>
          <table:table-cell table:formula="of:=([.A18]-[.B18])/[.$F$4]" office:value-type="float" office:value="0.01136" calcext:value-type="float">
            <text:p>0.01136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931" calcext:value-type="float">
            <text:p>2.931</text:p>
          </table:table-cell>
          <table:table-cell table:formula="of:=([.A19]-[.B19])/[.$F$4]" office:value-type="float" office:value="0.01569" calcext:value-type="float">
            <text:p>0.01569</text:p>
          </table:table-cell>
          <table:table-cell table:number-columns-repeated="3"/>
        </table:table-row>
      </table:table>
      <table:table table:name="funcion_zeta_riemman" table:style-name="ta1">
        <table:shapes>
          <draw:frame draw:z-index="0" draw:style-name="gr1" draw:text-style-name="P1" svg:width="6.302in" svg:height="3.5335in" svg:x="3.7606in" svg:y="0.3in">
            <draw:object draw:notify-on-update-of-ranges="funcion_zeta_riemman.B2:funcion_zeta_riemman.B15 funcion_zeta_riemman.C2:funcion_zeta_riemman.C1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_S</text:p>
          </table:table-cell>
          <table:table-cell office:value-type="string" calcext:value-type="string">
            <text:p>V_D</text:p>
          </table:table-cell>
          <table:table-cell office:value-type="string" calcext:value-type="string">
            <text:p>I_D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76" calcext:value-type="float">
            <text:p>0.276</text:p>
          </table:table-cell>
          <table:table-cell table:formula="of:=([.A2]-[.B2])/[.$F$4]" office:value-type="float" office:value="-0.00076" calcext:value-type="float">
            <text:p>-0.00076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6" calcext:value-type="float">
            <text:p>0.66</text:p>
          </table:table-cell>
          <table:table-cell table:formula="of:=([.A3]-[.B3])/[.$F$4]" office:value-type="float" office:value="-0.000599999999999999" calcext:value-type="float">
            <text:p>-0.00059999999999999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59" calcext:value-type="float">
            <text:p>1.059</text:p>
          </table:table-cell>
          <table:table-cell table:formula="of:=([.A4]-[.B4])/[.$F$4]" office:value-type="float" office:value="-0.000589999999999999" calcext:value-type="float">
            <text:p>-0.000589999999999999</text:p>
          </table:table-cell>
          <table:table-cell/>
          <table:table-cell office:value-type="string" calcext:value-type="string">
            <text:p>R_D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252" calcext:value-type="float">
            <text:p>1.252</text:p>
          </table:table-cell>
          <table:table-cell table:formula="of:=([.A5]-[.B5])/[.$F$4]" office:value-type="float" office:value="-0.000520000000000001" calcext:value-type="float">
            <text:p>-0.000520000000000001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634" calcext:value-type="float">
            <text:p>1.634</text:p>
          </table:table-cell>
          <table:table-cell table:formula="of:=([.A6]-[.B6])/[.$F$4]" office:value-type="float" office:value="-0.000339999999999998" calcext:value-type="float">
            <text:p>-0.00033999999999999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9" calcext:value-type="float">
            <text:p>1.89</text:p>
          </table:table-cell>
          <table:table-cell table:formula="of:=([.A7]-[.B7])/[.$F$4]" office:value-type="float" office:value="0.0011" calcext:value-type="float">
            <text:p>0.0011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931" calcext:value-type="float">
            <text:p>1.931</text:p>
          </table:table-cell>
          <table:table-cell table:formula="of:=([.A8]-[.B8])/[.$F$4]" office:value-type="float" office:value="0.00269" calcext:value-type="float">
            <text:p>0.00269</text:p>
          </table:table-cell>
          <table:table-cell table:number-columns-repeated="3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.956" calcext:value-type="float">
            <text:p>1.956</text:p>
          </table:table-cell>
          <table:table-cell table:formula="of:=([.A9]-[.B9])/[.$F$4]" office:value-type="float" office:value="0.00444" calcext:value-type="float">
            <text:p>0.00444</text:p>
          </table:table-cell>
          <table:table-cell table:number-columns-repeated="3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.969" calcext:value-type="float">
            <text:p>1.969</text:p>
          </table:table-cell>
          <table:table-cell table:formula="of:=([.A10]-[.B10])/[.$F$4]" office:value-type="float" office:value="0.00631000000000001" calcext:value-type="float">
            <text:p>0.00631000000000001</text:p>
          </table:table-cell>
          <table:table-cell table:number-columns-repeated="3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.984" calcext:value-type="float">
            <text:p>1.984</text:p>
          </table:table-cell>
          <table:table-cell table:formula="of:=([.A11]-[.B11])/[.$F$4]" office:value-type="float" office:value="0.00816" calcext:value-type="float">
            <text:p>0.0081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92" calcext:value-type="float">
            <text:p>1.992</text:p>
          </table:table-cell>
          <table:table-cell table:formula="of:=([.A12]-[.B12])/[.$F$4]" office:value-type="float" office:value="0.01008" calcext:value-type="float">
            <text:p>0.01008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007" calcext:value-type="float">
            <text:p>2.007</text:p>
          </table:table-cell>
          <table:table-cell table:formula="of:=([.A13]-[.B13])/[.$F$4]" office:value-type="float" office:value="0.01493" calcext:value-type="float">
            <text:p>0.0149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015" calcext:value-type="float">
            <text:p>2.015</text:p>
          </table:table-cell>
          <table:table-cell table:formula="of:=([.A14]-[.B14])/[.$F$4]" office:value-type="float" office:value="0.01985" calcext:value-type="float">
            <text:p>0.01985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024" calcext:value-type="float">
            <text:p>2.024</text:p>
          </table:table-cell>
          <table:table-cell table:formula="of:=([.A15]-[.B15])/[.$F$4]" office:value-type="float" office:value="0.02476" calcext:value-type="float">
            <text:p>0.0247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09:48:09.345869442</meta:creation-date>
    <dc:date>2023-09-14T14:09:03.434681610</dc:date>
    <meta:editing-duration>PT4H20M55S</meta:editing-duration>
    <meta:editing-cycles>1</meta:editing-cycles>
    <meta:document-statistic meta:table-count="4" meta:cell-count="225" meta:object-count="5"/>
    <meta:generator>LibreOffice/7.5.5.2$Linux_X86_64 LibreOffice_project/5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scatter" chart:style-name="ch1">
        <chart:legend chart:legend-position="end" svg:x="13.745cm" svg:y="4.189cm" style:legend-expansion="high" chart:style-name="ch2"/>
        <chart:plot-area chart:style-name="ch3" table:cell-range-address="rojo.A2:rojo.B20" svg:x="0.32cm" svg:y="0.179cm" svg:width="13.105cm" svg:height="8.618cm">
          <chart:coordinate-region svg:x="1.047cm" svg:y="0.378cm" svg:width="12.139cm" svg:height="7.7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ojo.B2:rojo.B20" chart:class="chart:scatter">
            <chart:domain table:cell-range-address="rojo.A2:rojo.A20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rojo.A2:rojo.A20</svg:desc>
                </draw:g>
              </table:table-cell>
              <table:table-cell office:value-type="float" office:value="0.278">
                <text:p>0.278</text:p>
                <draw:g>
                  <svg:desc>rojo.B2:rojo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442">
                <text:p>0.4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674">
                <text:p>0.6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0.862">
                <text:p>0.8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">
                <text:p>1.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1.635">
                <text:p>1.6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">
                <text:p>1.8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.861">
                <text:p>1.8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1.895">
                <text:p>1.8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">
                <text:p>2.4</text:p>
              </table:table-cell>
              <table:table-cell office:value-type="float" office:value="1.921">
                <text:p>1.9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">
                <text:p>2.6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">
                <text:p>2.8</text:p>
              </table:table-cell>
              <table:table-cell office:value-type="float" office:value="1.974">
                <text:p>1.9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">
                <text:p>3.2</text:p>
              </table:table-cell>
              <table:table-cell office:value-type="float" office:value="2.002">
                <text:p>2.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">
                <text:p>3.5</text:p>
              </table:table-cell>
              <table:table-cell office:value-type="float" office:value="2.028">
                <text:p>2.0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.047">
                <text:p>2.0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scatter" chart:style-name="ch1">
        <chart:legend chart:legend-position="end" svg:x="13.745cm" svg:y="4.189cm" style:legend-expansion="high" chart:style-name="ch2"/>
        <chart:plot-area chart:style-name="ch3" table:cell-range-address="rojo.B2:rojo.C19" svg:x="0.32cm" svg:y="0.179cm" svg:width="13.105cm" svg:height="8.618cm">
          <chart:coordinate-region svg:x="1.524cm" svg:y="0.378cm" svg:width="11.661cm" svg:height="8.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ojo.C2:rojo.C19" chart:class="chart:scatter">
            <chart:domain table:cell-range-address="rojo.B2:rojo.B19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78">
                <text:p>0.278</text:p>
                <draw:g>
                  <svg:desc>rojo.B2:rojo.B19</svg:desc>
                </draw:g>
              </table:table-cell>
              <table:table-cell office:value-type="float" office:value="-0.00078">
                <text:p>-0.00078</text:p>
                <draw:g>
                  <svg:desc>rojo.C2:rojo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2">
                <text:p>0.442</text:p>
              </table:table-cell>
              <table:table-cell office:value-type="float" office:value="-0.00042">
                <text:p>-0.000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74">
                <text:p>0.674</text:p>
              </table:table-cell>
              <table:table-cell office:value-type="float" office:value="-0.00074">
                <text:p>-0.000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2">
                <text:p>0.862</text:p>
              </table:table-cell>
              <table:table-cell office:value-type="float" office:value="-0.00062">
                <text:p>-0.000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12">
                <text:p>1.012</text:p>
              </table:table-cell>
              <table:table-cell office:value-type="float" office:value="-0.00012">
                <text:p>-0.00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6">
                <text:p>1.26</text:p>
              </table:table-cell>
              <table:table-cell office:value-type="float" office:value="-0.000600000000000001">
                <text:p>-0.00060000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4">
                <text:p>1.44</text:p>
              </table:table-cell>
              <table:table-cell office:value-type="float" office:value="-0.000399999999999998">
                <text:p>-0.000399999999999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35">
                <text:p>1.635</text:p>
              </table:table-cell>
              <table:table-cell office:value-type="float" office:value="-0.000349999999999999">
                <text:p>-0.0003499999999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8">
                <text:p>1.78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61">
                <text:p>1.861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95">
                <text:p>1.895</text:p>
              </table:table-cell>
              <table:table-cell office:value-type="float" office:value="0.00305">
                <text:p>0.003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21">
                <text:p>1.921</text:p>
              </table:table-cell>
              <table:table-cell office:value-type="float" office:value="0.00479">
                <text:p>0.004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5">
                <text:p>1.95</text:p>
              </table:table-cell>
              <table:table-cell office:value-type="float" office:value="0.00650000000000001">
                <text:p>0.0065000000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74">
                <text:p>1.974</text:p>
              </table:table-cell>
              <table:table-cell office:value-type="float" office:value="0.00826">
                <text:p>0.008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9">
                <text:p>1.99</text:p>
              </table:table-cell>
              <table:table-cell office:value-type="float" office:value="0.0101">
                <text:p>0.01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02">
                <text:p>2.002</text:p>
              </table:table-cell>
              <table:table-cell office:value-type="float" office:value="0.01198">
                <text:p>0.011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28">
                <text:p>2.028</text:p>
              </table:table-cell>
              <table:table-cell office:value-type="float" office:value="0.01472">
                <text:p>0.014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47">
                <text:p>2.047</text:p>
              </table:table-cell>
              <table:table-cell office:value-type="float" office:value="0.01953">
                <text:p>0.019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scatter" chart:style-name="ch1">
        <chart:legend chart:legend-position="end" svg:x="13.745cm" svg:y="4.189cm" style:legend-expansion="high" chart:style-name="ch2"/>
        <chart:plot-area chart:style-name="ch3" table:cell-range-address="verde.B2:verde.C19" svg:x="0.32cm" svg:y="0.179cm" svg:width="13.105cm" svg:height="8.618cm">
          <chart:coordinate-region svg:x="1.524cm" svg:y="0.378cm" svg:width="11.661cm" svg:height="8.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verde.C2:verde.C19" chart:class="chart:scatter">
            <chart:domain table:cell-range-address="verde.B2:verde.B19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91">
                <text:p>0.291</text:p>
                <draw:g>
                  <svg:desc>verde.B2:verde.B19</svg:desc>
                </draw:g>
              </table:table-cell>
              <table:table-cell office:value-type="float" office:value="-0.00091">
                <text:p>-0.00091</text:p>
                <draw:g>
                  <svg:desc>verde.C2:verde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5">
                <text:p>0.445</text:p>
              </table:table-cell>
              <table:table-cell office:value-type="float" office:value="-0.00045">
                <text:p>-0.000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">
                <text:p>0.683</text:p>
              </table:table-cell>
              <table:table-cell office:value-type="float" office:value="-0.00083">
                <text:p>-0.000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02">
                <text:p>0.902</text:p>
              </table:table-cell>
              <table:table-cell office:value-type="float" office:value="-0.00102">
                <text:p>-0.00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18">
                <text:p>1.018</text:p>
              </table:table-cell>
              <table:table-cell office:value-type="float" office:value="-0.00018">
                <text:p>-0.000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">
                <text:p>1.25</text:p>
              </table:table-cell>
              <table:table-cell office:value-type="float" office:value="-0.0005">
                <text:p>-0.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45">
                <text:p>1.445</text:p>
              </table:table-cell>
              <table:table-cell office:value-type="float" office:value="-0.000449999999999999">
                <text:p>-0.000449999999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">
                <text:p>1.7</text:p>
              </table:table-cell>
              <table:table-cell office:value-type="float" office:value="-0.000999999999999999">
                <text:p>-0.0009999999999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64">
                <text:p>1.864</text:p>
              </table:table-cell>
              <table:table-cell office:value-type="float" office:value="-0.000640000000000001">
                <text:p>-0.0006400000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53">
                <text:p>2.053</text:p>
              </table:table-cell>
              <table:table-cell office:value-type="float" office:value="-0.000529999999999999">
                <text:p>-0.00052999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12">
                <text:p>2.212</text:p>
              </table:table-cell>
              <table:table-cell office:value-type="float" office:value="-0.00012">
                <text:p>-0.000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56">
                <text:p>2.356</text:p>
              </table:table-cell>
              <table:table-cell office:value-type="float" office:value="0.000440000000000005">
                <text:p>0.000440000000000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07">
                <text:p>2.507</text:p>
              </table:table-cell>
              <table:table-cell office:value-type="float" office:value="0.000930000000000004">
                <text:p>0.0009300000000000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568">
                <text:p>2.568</text:p>
              </table:table-cell>
              <table:table-cell office:value-type="float" office:value="0.00232">
                <text:p>0.002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648">
                <text:p>2.648</text:p>
              </table:table-cell>
              <table:table-cell office:value-type="float" office:value="0.00352">
                <text:p>0.003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87">
                <text:p>2.87</text:p>
              </table:table-cell>
              <table:table-cell office:value-type="float" office:value="0.0063">
                <text:p>0.00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161">
                <text:p>3.161</text:p>
              </table:table-cell>
              <table:table-cell office:value-type="float" office:value="0.01339">
                <text:p>0.013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scatter" chart:style-name="ch1">
        <chart:legend chart:legend-position="end" svg:x="13.745cm" svg:y="4.189cm" style:legend-expansion="high" chart:style-name="ch2"/>
        <chart:plot-area chart:style-name="ch3" table:cell-range-address="azul.B2:azul.C19" svg:x="0.32cm" svg:y="0.179cm" svg:width="13.105cm" svg:height="8.618cm">
          <chart:coordinate-region svg:x="1.524cm" svg:y="0.378cm" svg:width="11.661cm" svg:height="8.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zul.C2:azul.C19" chart:class="chart:scatter">
            <chart:domain table:cell-range-address="azul.B2:azul.B19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1">
                <text:p>0.211</text:p>
                <draw:g>
                  <svg:desc>azul.B2:azul.B19</svg:desc>
                </draw:g>
              </table:table-cell>
              <table:table-cell office:value-type="float" office:value="-0.00011">
                <text:p>-0.00011</text:p>
                <draw:g>
                  <svg:desc>azul.C2:azul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61">
                <text:p>0.361</text:p>
              </table:table-cell>
              <table:table-cell office:value-type="float" office:value="0.00039">
                <text:p>0.000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8">
                <text:p>0.668</text:p>
              </table:table-cell>
              <table:table-cell office:value-type="float" office:value="-0.00068">
                <text:p>-0.00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5">
                <text:p>0.875</text:p>
              </table:table-cell>
              <table:table-cell office:value-type="float" office:value="-0.00075">
                <text:p>-0.00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51">
                <text:p>1.051</text:p>
              </table:table-cell>
              <table:table-cell office:value-type="float" office:value="-0.000509999999999999">
                <text:p>-0.000509999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42">
                <text:p>1.242</text:p>
              </table:table-cell>
              <table:table-cell office:value-type="float" office:value="-0.00042">
                <text:p>-0.000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2">
                <text:p>1.42</text:p>
              </table:table-cell>
              <table:table-cell office:value-type="float" office:value="-0.000199999999999998">
                <text:p>-0.000199999999999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72">
                <text:p>1.672</text:p>
              </table:table-cell>
              <table:table-cell office:value-type="float" office:value="-0.000719999999999998">
                <text:p>-0.0007199999999999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2">
                <text:p>1.82</text:p>
              </table:table-cell>
              <table:table-cell office:value-type="float" office:value="-0.0002">
                <text:p>-0.0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27">
                <text:p>2.027</text:p>
              </table:table-cell>
              <table:table-cell office:value-type="float" office:value="-0.000270000000000001">
                <text:p>-0.00027000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35">
                <text:p>2.235</text:p>
              </table:table-cell>
              <table:table-cell office:value-type="float" office:value="-0.000349999999999997">
                <text:p>-0.0003499999999999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05">
                <text:p>2.405</text:p>
              </table:table-cell>
              <table:table-cell office:value-type="float" office:value="-0.0000499999999999945">
                <text:p>-0.00004999999999999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72">
                <text:p>2.572</text:p>
              </table:table-cell>
              <table:table-cell office:value-type="float" office:value="0.000280000000000005">
                <text:p>0.0002800000000000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32">
                <text:p>2.632</text:p>
              </table:table-cell>
              <table:table-cell office:value-type="float" office:value="0.00168">
                <text:p>0.001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663">
                <text:p>2.663</text:p>
              </table:table-cell>
              <table:table-cell office:value-type="float" office:value="0.00337000000000001">
                <text:p>0.00337000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784">
                <text:p>2.784</text:p>
              </table:table-cell>
              <table:table-cell office:value-type="float" office:value="0.00716">
                <text:p>0.007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64">
                <text:p>2.864</text:p>
              </table:table-cell>
              <table:table-cell office:value-type="float" office:value="0.01136">
                <text:p>0.01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931">
                <text:p>2.931</text:p>
              </table:table-cell>
              <table:table-cell office:value-type="float" office:value="0.01569">
                <text:p>0.015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scatter" chart:style-name="ch1">
        <chart:legend chart:legend-position="end" svg:x="13.745cm" svg:y="4.189cm" style:legend-expansion="high" chart:style-name="ch2"/>
        <chart:plot-area chart:style-name="ch3" table:cell-range-address="funcion_zeta_riemman.B2:funcion_zeta_riemman.C15" svg:x="0.32cm" svg:y="0.179cm" svg:width="13.105cm" svg:height="8.618cm">
          <chart:coordinate-region svg:x="1.524cm" svg:y="0.378cm" svg:width="11.661cm" svg:height="8.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uncion_zeta_riemman.C2:funcion_zeta_riemman.C15" chart:class="chart:scatter">
            <chart:domain table:cell-range-address="funcion_zeta_riemman.B2:funcion_zeta_riemman.B15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76">
                <text:p>0.276</text:p>
                <draw:g>
                  <svg:desc>funcion_zeta_riemman.B2:funcion_zeta_riemman.B15</svg:desc>
                </draw:g>
              </table:table-cell>
              <table:table-cell office:value-type="float" office:value="-0.00076">
                <text:p>-0.00076</text:p>
                <draw:g>
                  <svg:desc>funcion_zeta_riemman.C2:funcion_zeta_riemman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">
                <text:p>0.66</text:p>
              </table:table-cell>
              <table:table-cell office:value-type="float" office:value="-0.000599999999999999">
                <text:p>-0.0005999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59">
                <text:p>1.059</text:p>
              </table:table-cell>
              <table:table-cell office:value-type="float" office:value="-0.000589999999999999">
                <text:p>-0.000589999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52">
                <text:p>1.252</text:p>
              </table:table-cell>
              <table:table-cell office:value-type="float" office:value="-0.000520000000000001">
                <text:p>-0.00052000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34">
                <text:p>1.634</text:p>
              </table:table-cell>
              <table:table-cell office:value-type="float" office:value="-0.000339999999999998">
                <text:p>-0.000339999999999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9">
                <text:p>1.89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31">
                <text:p>1.931</text:p>
              </table:table-cell>
              <table:table-cell office:value-type="float" office:value="0.00269">
                <text:p>0.00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56">
                <text:p>1.956</text:p>
              </table:table-cell>
              <table:table-cell office:value-type="float" office:value="0.00444">
                <text:p>0.00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69">
                <text:p>1.969</text:p>
              </table:table-cell>
              <table:table-cell office:value-type="float" office:value="0.00631000000000001">
                <text:p>0.006310000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84">
                <text:p>1.984</text:p>
              </table:table-cell>
              <table:table-cell office:value-type="float" office:value="0.00816">
                <text:p>0.008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92">
                <text:p>1.992</text:p>
              </table:table-cell>
              <table:table-cell office:value-type="float" office:value="0.01008">
                <text:p>0.010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07">
                <text:p>2.007</text:p>
              </table:table-cell>
              <table:table-cell office:value-type="float" office:value="0.01493">
                <text:p>0.014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15">
                <text:p>2.015</text:p>
              </table:table-cell>
              <table:table-cell office:value-type="float" office:value="0.01985">
                <text:p>0.019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24">
                <text:p>2.024</text:p>
              </table:table-cell>
              <table:table-cell office:value-type="float" office:value="0.02476">
                <text:p>0.024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